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af16" officeooo:paragraph-rsid="0007af16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1455a1" officeooo:paragraph-rsid="001455a1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4a0ee" officeooo:paragraph-rsid="0004a0ee" style:font-size-asian="12pt" style:font-size-complex="12pt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f971e" officeooo:paragraph-rsid="000f971e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4a0ee" officeooo:paragraph-rsid="0004a0ee" style:font-size-asian="12pt" style:font-size-complex="12pt"/>
    </style:style>
    <style:style style:name="P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1158e" officeooo:paragraph-rsid="0011158e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5c22a" officeooo:paragraph-rsid="0015c22a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04a0ee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9fe92" officeooo:paragraph-rsid="0019fe92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978d8" officeooo:paragraph-rsid="001978d8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083e3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59caa" officeooo:paragraph-rsid="00259caa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83e3d" officeooo:paragraph-rsid="00083e3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bea9c" officeooo:paragraph-rsid="001bea9c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c9199" officeooo:paragraph-rsid="001c9199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5b639" officeooo:paragraph-rsid="0015b639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e3638" officeooo:paragraph-rsid="001e3638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1e3638" officeooo:paragraph-rsid="001e363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e3638" officeooo:paragraph-rsid="001f0a27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1f0a27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32f868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2f868" officeooo:paragraph-rsid="0032f868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c9199" officeooo:paragraph-rsid="001f0a27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75c7f" officeooo:paragraph-rsid="0032f868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09a26f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2d99c" officeooo:paragraph-rsid="0022d99c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 fo:break-before="page"/>
      <style:text-properties style:font-name="Arial" fo:font-size="12pt" fo:font-weight="bold" officeooo:rsid="0004a0ee" officeooo:paragraph-rsid="0004a0ee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68eef" officeooo:paragraph-rsid="00268eef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75c7f" officeooo:paragraph-rsid="00275c7f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04a0ee" officeooo:paragraph-rsid="0004a0ee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27c73a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296e57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75c7f" officeooo:paragraph-rsid="0027c73a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5894f" officeooo:paragraph-rsid="0005894f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5894f" officeooo:paragraph-rsid="00339811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39811" officeooo:paragraph-rsid="00373657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39811" officeooo:paragraph-rsid="00339811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339811" officeooo:paragraph-rsid="00339811" style:font-size-asian="12pt" style:font-size-complex="12pt"/>
    </style:style>
    <style:style style:name="P3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5894f" officeooo:paragraph-rsid="0038248b" style:font-size-asian="12pt" style:font-weight-asian="bold" style:font-size-complex="12pt" style:font-weight-complex="bold"/>
    </style:style>
    <style:style style:name="P4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5894f" officeooo:paragraph-rsid="0038248b" style:font-size-asian="12pt" style:font-size-complex="12pt"/>
    </style:style>
    <style:style style:name="P4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8248b" officeooo:paragraph-rsid="0038248b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7a839" officeooo:paragraph-rsid="0038248b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3cb38f" officeooo:paragraph-rsid="003cb38f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070a7f" style:font-size-asian="12pt" style:font-size-complex="12pt"/>
    </style:style>
    <style:style style:name="P4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3fb2df" style:font-size-asian="12pt" style:font-size-complex="12pt"/>
    </style:style>
    <style:style style:name="P46" style:family="paragraph" style:parent-style-name="Preformatted_20_Text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3fb2df" style:font-size-asian="12pt" style:font-size-complex="12pt"/>
    </style:style>
    <style:style style:name="P47" style:family="paragraph" style:parent-style-name="Preformatted_20_Text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41a593" style:font-size-asian="12pt" style:font-size-complex="12pt"/>
    </style:style>
    <style:style style:name="T1" style:family="text">
      <style:text-properties officeooo:rsid="0011158e"/>
    </style:style>
    <style:style style:name="T2" style:family="text">
      <style:text-properties officeooo:rsid="00053133"/>
    </style:style>
    <style:style style:name="T3" style:family="text">
      <style:text-properties officeooo:rsid="0007af16"/>
    </style:style>
    <style:style style:name="T4" style:family="text">
      <style:text-properties officeooo:rsid="001978d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9199"/>
    </style:style>
    <style:style style:name="T7" style:family="text">
      <style:text-properties officeooo:rsid="0032f868"/>
    </style:style>
    <style:style style:name="T8" style:family="text">
      <style:text-properties officeooo:rsid="001e3638"/>
    </style:style>
    <style:style style:name="T9" style:family="text">
      <style:text-properties officeooo:rsid="00275c7f"/>
    </style:style>
    <style:style style:name="T10" style:family="text">
      <style:text-properties officeooo:rsid="00339811"/>
    </style:style>
    <style:style style:name="T11" style:family="text">
      <style:text-properties officeooo:rsid="0005894f"/>
    </style:style>
    <style:style style:name="T12" style:family="text">
      <style:text-properties officeooo:rsid="00341f7a"/>
    </style:style>
    <style:style style:name="T13" style:family="text">
      <style:text-properties officeooo:rsid="00070a7f"/>
    </style:style>
    <style:style style:name="T14" style:family="text">
      <style:text-properties officeooo:rsid="0037a839"/>
    </style:style>
    <style:style style:name="T15" style:family="text">
      <style:text-properties officeooo:rsid="003cb38f"/>
    </style:style>
    <style:style style:name="T16" style:family="text">
      <style:text-properties officeooo:rsid="003fb2df"/>
    </style:style>
    <style:style style:name="T17" style:family="text">
      <style:text-properties officeooo:rsid="0041a593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de redes <text:span text:style-name="T1">I;</text:span></text:p>
      <text:p text:style-name="P1"/>
      <text:p text:style-name="P2">Obs: Possíveis erros na hora de inicar uma vm usando host-only, apague o antigo e crie um novo.</text:p>
      <text:p text:style-name="P3"/>
      <text:list text:style-name="L1">
        <text:list-item>
          <text:p text:style-name="P4">Configurações do VirtualBox;</text:p>
          <text:list>
            <text:list-item>
              <text:p text:style-name="P4"><text:s/>Configure o IP fixo do Host-Only Ethernet Adapter para o seguinte: 200.50.100.1/24, com DHCP desativado.</text:p>
            </text:list-item>
          </text:list>
        </text:list-item>
        <text:list-item>
          <text:p text:style-name="P5">Criar as <text:span text:style-name="T2">5</text:span> VMS;</text:p>
          <text:list>
            <text:list-item>
              <text:p text:style-name="P5"><text:s/>Criar o Gat<text:span text:style-name="T3">e</text:span>way;</text:p>
              <text:list>
                <text:list-item>
                  <text:p text:style-name="P6">Usa um Debian CLI;</text:p>
                </text:list-item>
                <text:list-item>
                  <text:p text:style-name="P7">Configurar a placa 1º como primaria na instalação de forma que use DHCP;</text:p>
                </text:list-item>
                <text:list-item>
                  <text:p text:style-name="P7">Definir o domínio como lab.lan ( ou que o professor informar )</text:p>
                </text:list-item>
                <text:list-item>
                  <text:p text:style-name="P6">Configurações de rede;</text:p>
                  <text:list>
                    <text:list-item>
                      <text:p text:style-name="P8">Adaptador 1: Modo NAT</text:p>
                    </text:list-item>
                    <text:list-item>
                      <text:p text:style-name="P8">Adaptador 2: Modo Host-Only, Nome: VirtualBox Host-Only Ethernet Adapter</text:p>
                    </text:list-item>
                    <text:list-item>
                      <text:p text:style-name="P8">Adaptador 3: Modo Rede Interna, Nome: SRC1</text:p>
                    </text:list-item>
                    <text:list-item>
                      <text:p text:style-name="P8"><text:span text:style-name="T4">C</text:span>onfigure o I<text:span text:style-name="T4">PS em /etc/network/interfaces;</text:span></text:p>
                      <text:list>
                        <text:list-item>
                          <text:p text:style-name="P9">allow-hotplug enp0s8</text:p>
                        </text:list-item>
                        <text:list-item>
                          <text:p text:style-name="P10">iface enp0s8 inet static</text:p>
                          <text:list>
                            <text:list-item>
                              <text:p text:style-name="P10">address 200.50.100.2/24</text:p>
                            </text:list-item>
                          </text:list>
                        </text:list-item>
                        <text:list-item>
                          <text:p text:style-name="P9">allow-hotplug enp0s9</text:p>
                        </text:list-item>
                        <text:list-item>
                          <text:p text:style-name="P10">iface enp0s9 inet static</text:p>
                          <text:list>
                            <text:list-item>
                              <text:p text:style-name="P10">address 172.16.100.1/2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Instale o sudo;</text:p>
                  <text:list>
                    <text:list-item>
                      <text:p text:style-name="P9">apt update &amp;&amp; apt install sudo;</text:p>
                    </text:list-item>
                    <text:list-item>
                      <text:p text:style-name="P9"><text:soft-page-break/>nano /etc/group;</text:p>
                      <text:list>
                        <text:list-item>
                          <text:p text:style-name="P9">Para ver as linhas use: alt + shift + 3;</text:p>
                        </text:list-item>
                        <text:list-item>
                          <text:p text:style-name="P9">Mudar linha 21 para: sudo:x:27:aluno</text:p>
                        </text:list-item>
                      </text:list>
                    </text:list-item>
                  </text:list>
                </text:list-item>
                <text:list-item>
                  <text:p text:style-name="P9">Desligue a máquina;</text:p>
                  <text:list>
                    <text:list-item>
                      <text:p text:style-name="P9">/sbin/shutdown -h now</text:p>
                    </text:list-item>
                  </text:list>
                </text:list-item>
                <text:list-item>
                  <text:p text:style-name="P9">Ligue a máquina no modo headless;</text:p>
                </text:list-item>
                <text:list-item>
                  <text:p text:style-name="P9">Acesse via ssh;</text:p>
                  <text:list>
                    <text:list-item>
                      <text:p text:style-name="P9">ssh aluno@200.50.100.2</text:p>
                    </text:list-item>
                  </text:list>
                </text:list-item>
                <text:list-item>
                  <text:p text:style-name="P8">Configurar as regras do Firewall e acesso via SSH;</text:p>
                  <text:list>
                    <text:list-item>
                      <text:p text:style-name="P11">Atualize o sistema;</text:p>
                      <text:list>
                        <text:list-item>
                          <text:p text:style-name="P11">sudo apt update &amp;&amp; sudo apt upgrade -y</text:p>
                        </text:list-item>
                      </text:list>
                    </text:list-item>
                    <text:list-item>
                      <text:p text:style-name="P12">Configure o dns:</text:p>
                      <text:list>
                        <text:list-item>
                          <text:p text:style-name="P12">sudo nano /etc/dhcp/dhclient.conf;</text:p>
                          <text:list>
                            <text:list-item>
                              <text:p text:style-name="P12">na ultima linha: supersede domain-name-servers 172.16.100.2, 172.16.100.3, 8.8.8.8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rie o script do firewall;</text:p>
                      <text:list>
                        <text:list-item>
                          <text:p text:style-name="P8">mkdir ~/firewall &amp;&amp; cd ~/firewall</text:p>
                        </text:list-item>
                        <text:list-item>
                          <text:p text:style-name="P8">nano firewall</text:p>
                          <text:list>
                            <text:list-item>
                              <text:p text:style-name="P8">#!/bin/bash</text:p>
                            </text:list-item>
                            <text:list-item>
                              <text:p text:style-name="P8">### BEGIN INIT INFO</text:p>
                            </text:list-item>
                            <text:list-item>
                              <text:p text:style-name="P8"># Provides:<text:tab/><text:tab/>firewall</text:p>
                            </text:list-item>
                            <text:list-item>
                              <text:p text:style-name="P8"># Required-Start:<text:tab/>$syslog</text:p>
                            </text:list-item>
                            <text:list-item>
                              <text:p text:style-name="P8"># Required-Stop:<text:tab/>$syslog</text:p>
                            </text:list-item>
                            <text:list-item>
                              <text:p text:style-name="P8"># Default-Start:<text:tab/>2 3 4 5</text:p>
                            </text:list-item>
                            <text:list-item>
                              <text:p text:style-name="P8"># Default-Stop:</text:p>
                            </text:list-item>
                            <text:list-item>
                              <text:p text:style-name="P8"># Short-Description:<text:tab/>Firewall da Dexter</text:p>
                            </text:list-item>
                            <text:list-item>
                              <text:p text:style-name="P8">### END INIT INFO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soft-page-break/># Script de Firewall</text:p>
                            </text:list-item>
                            <text:list-item>
                              <text:p text:style-name="P8"># Vagner Schoaba</text:p>
                            </text:list-item>
                            <text:list-item>
                              <text:p text:style-name="P8">clear</text:p>
                            </text:list-item>
                            <text:list-item>
                              <text:p text:style-name="P8">### CORES</text:p>
                            </text:list-item>
                            <text:list-item>
                              <text:p text:style-name="P8">VERDE="\033[1;32m"</text:p>
                            </text:list-item>
                            <text:list-item>
                              <text:p text:style-name="P8">AMARELO="\033[1;33m"</text:p>
                            </text:list-item>
                            <text:list-item>
                              <text:p text:style-name="P8">AZUL="\033[1;34m"</text:p>
                            </text:list-item>
                            <text:list-item>
                              <text:p text:style-name="P8">VERMELHO="\033[1;31m"</text:p>
                            </text:list-item>
                            <text:list-item>
                              <text:p text:style-name="P8">END="\033[m"</text:p>
                            </text:list-item>
                            <text:list-item>
                              <text:p text:style-name="P8">###</text:p>
                            </text:list-item>
                            <text:list-item>
                              <text:p text:style-name="P8">ProgressBar() {</text:p>
                            </text:list-item>
                            <text:list-item>
                              <text:p text:style-name="P8"><text:s text:c="2"/>tput civis</text:p>
                            </text:list-item>
                            <text:list-item>
                              <text:p text:style-name="P8"><text:s text:c="2"/>for X in $(seq 20)</text:p>
                            </text:list-item>
                            <text:list-item>
                              <text:p text:style-name="P8"><text:s text:c="2"/>do</text:p>
                            </text:list-item>
                            <text:list-item>
                              <text:p text:style-name="P8"><text:s text:c="4"/>for i in ..</text:p>
                            </text:list-item>
                            <text:list-item>
                              <text:p text:style-name="P8"><text:s text:c="4"/>do</text:p>
                            </text:list-item>
                            <text:list-item>
                              <text:p text:style-name="P8"><text:s text:c="6"/>echo -en "\033[1D$i"</text:p>
                            </text:list-item>
                            <text:list-item>
                              <text:p text:style-name="P8"><text:s text:c="6"/>#sleep .1</text:p>
                            </text:list-item>
                            <text:list-item>
                              <text:p text:style-name="P8"><text:s text:c="4"/>done</text:p>
                            </text:list-item>
                            <text:list-item>
                              <text:p text:style-name="P8"><text:s text:c="2"/>done</text:p>
                            </text:list-item>
                            <text:list-item>
                              <text:p text:style-name="P8"><text:s text:c="2"/>tput cnorm</text:p>
                            </text:list-item>
                            <text:list-item>
                              <text:p text:style-name="P8">}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case $1 in</text:p>
                            </text:list-item>
                            <text:list-item>
                              <text:p text:style-name="P8">stop)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soft-page-break/><text:tab/># Definindo Politica ACCEPT - ACEITA TUDO</text:p>
                            </text:list-item>
                            <text:list-item>
                              <text:p text:style-name="P8"><text:tab/>iptables -P OUTPUT ACCEPT</text:p>
                            </text:list-item>
                            <text:list-item>
                              <text:p text:style-name="P8"><text:tab/>iptables -P INPUT ACCEPT</text:p>
                            </text:list-item>
                            <text:list-item>
                              <text:p text:style-name="P8"><text:tab/>iptables -P FORWARD ACCEPT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Limpar as Regras de todas as tableas</text:p>
                            </text:list-item>
                            <text:list-item>
                              <text:p text:style-name="P8"><text:tab/>iptables -F</text:p>
                            </text:list-item>
                            <text:list-item>
                              <text:p text:style-name="P8"><text:tab/>iptables -t nat -F</text:p>
                            </text:list-item>
                            <text:list-item>
                              <text:p text:style-name="P8"><text:tab/>iptables -t mangle -F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iptables -t raw -F</text:p>
                            </text:list-item>
                            <text:list-item>
                              <text:p text:style-name="P8"><text:tab/>iptables -t security -F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Bloquear a passagem de pacotes pelo kernel</text:p>
                            </text:list-item>
                            <text:list-item>
                              <text:p text:style-name="P8"><text:tab/>echo 0 &gt; /proc/sys/net/ipv4/ip_forward</text:p>
                            </text:list-item>
                            <text:list-item>
                              <text:p text:style-name="P8"><text:tab/>echo -en "Stopping Security Firewall Schoaba ";ProgressBar; echo -e " [\033[0;32m ok\033[m ]"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start)</text:p>
                            </text:list-item>
                            <text:list-item>
                              <text:p text:style-name="P8"><text:tab/>$0 stop</text:p>
                            </text:list-item>
                            <text:list-item>
                              <text:p text:style-name="P8"><text:tab/>sleep 0.5</text:p>
                            </text:list-item>
                            <text:list-item>
                              <text:p text:style-name="P8"><text:tab/>echo -en "Starting Security Firewall Schoaba ";ProgressBar; echo -e " [\033[0;32m ok\033[m ]"</text:p>
                            </text:list-item>
                            <text:list-item>
                              <text:p text:style-name="P8"><text:soft-page-break/><text:tab/># liberar a passagem de pacotes pelo kernel</text:p>
                            </text:list-item>
                            <text:list-item>
                              <text:p text:style-name="P8"><text:tab/>echo 1 &gt; /proc/sys/net/ipv4/ip_forward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Iniciando as Regras</text:p>
                            </text:list-item>
                            <text:list-item>
                              <text:p text:style-name="P8"><text:tab/>bash /home/aluno/firewall/regras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restart)</text:p>
                            </text:list-item>
                            <text:list-item>
                              <text:p text:style-name="P8"><text:tab/>$0 start</text:p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*)</text:p>
                            </text:list-item>
                            <text:list-item>
                              <text:p text:style-name="P8"><text:tab/>echo 'POR FAVOR USE "stop|start|restart"'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esa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rie o script das regras;</text:p>
                      <text:list>
                        <text:list-item>
                          <text:p text:style-name="P14">nano regras</text:p>
                          <text:list>
                            <text:list-item>
                              <text:p text:style-name="P14">#!/bin/bash</text:p>
                            </text:list-item>
                            <text:list-item>
                              <text:p text:style-name="P14">#INICIALIZACAO AUTOMATICA</text:p>
                            </text:list-item>
                            <text:list-item>
                              <text:p text:style-name="P14">#ln -s /home/aluno/firewall.sh /etc/init.d</text:p>
                            </text:list-item>
                            <text:list-item>
                              <text:p text:style-name="P14"><text:soft-page-break/>#update-rc.d firewall defaults 3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t nat -F</text:p>
                            </text:list-item>
                            <text:list-item>
                              <text:p text:style-name="P14">iptables -F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SSH=200.50.100.2</text:p>
                            </text:list-item>
                            <text:list-item>
                              <text:p text:style-name="P14">SSH2=200.50.100.3</text:p>
                            </text:list-item>
                            <text:list-item>
                              <text:p text:style-name="P14">GATEWAY=172.16.100.1</text:p>
                            </text:list-item>
                            <text:list-item>
                              <text:p text:style-name="P14">DNS1=172.16.100.2</text:p>
                            </text:list-item>
                            <text:list-item>
                              <text:p text:style-name="P14">DNS2=172.16.100.3</text:p>
                            </text:list-item>
                            <text:list-item>
                              <text:p text:style-name="P14">WEB=172.16.100.4</text:p>
                            </text:list-item>
                            <text:list-item>
                              <text:p text:style-name="P14">ARQUIVO=172.16.100.5</text:p>
                            </text:list-item>
                            <text:list-item>
                              <text:p text:style-name="P14">AUTENTICACAO=172.16.100.6</text:p>
                            </text:list-item>
                            <text:list-item>
                              <text:p text:style-name="P14">SAMBA=172.16.100.7</text:p>
                            </text:list-item>
                            <text:list-item>
                              <text:p text:style-name="P14">EMAIL=172.16.100.8</text:p>
                            </text:list-item>
                            <text:list-item>
                              <text:p text:style-name="P14">ALL=0/0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LAN=172.16.100.0/24</text:p>
                            </text:list-item>
                            <text:list-item>
                              <text:p text:style-name="P14">LOCAL=200.50.100.0/24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echo "1" &gt;/proc/sys/net/ipv4/ip_forward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t nat -A POSTROUTING -s $LAN -j MASQUERADE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1.0 - Gateway</text:p>
                            </text:list-item>
                            <text:list-item>
                              <text:p text:style-name="P14">iptables -A FORWARD -p tcp -s $LOCAL -d $GATEWAY --dport 51000 -j ACCEPT</text:p>
                            </text:list-item>
                            <text:list-item>
                              <text:p text:style-name="P14"><text:soft-page-break/>iptables -A FORWARD -p tcp -s $GATEWAY -d $LOCAL --sport 22 -j ACCEPT</text:p>
                            </text:list-item>
                            <text:list-item>
                              <text:p text:style-name="P14">iptables -t nat -A PREROUTING -p tcp -s $LOCAL -d $SSH --dport 51000 -j DNAT --to $GATEWAY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2.0 - DNS1</text:p>
                            </text:list-item>
                            <text:list-item>
                              <text:p text:style-name="P14">iptables -A FORWARD -p tcp -s $LOCAL -d $DNS1 --dport 52000 -j ACCEPT</text:p>
                            </text:list-item>
                            <text:list-item>
                              <text:p text:style-name="P14">iptables -A FORWARD -p tcp -s $DNS1 -d $LOCAL --sport 22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t nat -A PREROUTING -p tcp -s $LOCAL -d $SSH --dport 52000 -j DNAT --to $DNS1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2.1 - DNS1</text:p>
                            </text:list-item>
                            <text:list-item>
                              <text:p text:style-name="P14">iptables -A FORWARD -p udp -s $DNS1 -d $LOCAL --sport 53 -j ACCEPT</text:p>
                            </text:list-item>
                            <text:list-item>
                              <text:p text:style-name="P14">iptables -A FORWARD -p udp -s $LOCAL -d $DNS1 --dport 53 -j ACCEPT</text:p>
                            </text:list-item>
                            <text:list-item>
                              <text:p text:style-name="P14">iptables -t nat -A PREROUTING -p udp -s $LOCAL -d $SSH --dport 53 -j DNAT --to $DNS1:53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3.0 - DNS2</text:p>
                            </text:list-item>
                            <text:list-item>
                              <text:p text:style-name="P14">iptables -A FORWARD -p tcp -s $LOCAL -d $DNS2 --dport 53000 -j ACCEPT</text:p>
                            </text:list-item>
                            <text:list-item>
                              <text:p text:style-name="P14">iptables -A FORWARD -p tcp -s $DNS2 -d $LOCAL --sport 22 -j ACCEPT</text:p>
                            </text:list-item>
                            <text:list-item>
                              <text:p text:style-name="P14">iptables -t nat -A PREROUTING -p tcp -s $LOCAL -d $SSH --dport 53000 -j DNAT --to $DNS2:22</text:p>
                            </text:list-item>
                            <text:list-item>
                              <text:p text:style-name="P14"><text:soft-page-break/></text:p>
                            </text:list-item>
                            <text:list-item>
                              <text:p text:style-name="P14">###### 3.1 - DNS2</text:p>
                            </text:list-item>
                            <text:list-item>
                              <text:p text:style-name="P14">iptables -A FORWARD -p udp -s $DNS2 -d $LOCAL --sport 53 -j ACCEPT</text:p>
                            </text:list-item>
                            <text:list-item>
                              <text:p text:style-name="P14">iptables -A FORWARD -p udp -s $LOCAL -d $DNS2 --dport 53 -j ACCEPT</text:p>
                            </text:list-item>
                            <text:list-item>
                              <text:p text:style-name="P14">iptables -t nat -A PREROUTING -p udp -s $LOCAL -d $SSH2 --dport 53 -j DNAT --to $DNS2:53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3.2 - EMAIL SMTP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A FORWARD -p tcp -s $LAN -m multiport --dports 25,110,143,587,993,995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A FORWARD -p tcp -s $SSH2 -d $EMAIL -m multiport --dports 25,110,143,587,993,995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4.0 - WEB</text:p>
                            </text:list-item>
                            <text:list-item>
                              <text:p text:style-name="P14">iptables -A FORWARD -p tcp -s $LOCAL -d $WEB --dport 54000 -j ACCEPT</text:p>
                            </text:list-item>
                            <text:list-item>
                              <text:p text:style-name="P14">iptables -A FORWARD -p tcp -s $WEB -d $LOCAL --sport 22 -j ACCEPT</text:p>
                            </text:list-item>
                            <text:list-item>
                              <text:p text:style-name="P14">iptables -t nat -A PREROUTING -p tcp -s $LOCAL -d $SSH --dport 54000 -j DNAT --to $WEB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5.0 - ARQUIVO</text:p>
                            </text:list-item>
                            <text:list-item>
                              <text:p text:style-name="P14">iptables -A FORWARD -p tcp -s $LOCAL -d $ARQUIVO --dport 55000 -j ACCEPT</text:p>
                            </text:list-item>
                            <text:list-item>
                              <text:p text:style-name="P14"><text:soft-page-break/>iptables -A FORWARD -p tcp -s $ARQUIVO -d $LOCAL --sport 22 -j ACCEPT</text:p>
                            </text:list-item>
                            <text:list-item>
                              <text:p text:style-name="P14">iptables -t nat -A PREROUTING -p tcp -s $LOCAL -d $SSH --dport 55000 -j DNAT --to $ARQUIVO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6.0 - AUTENTICACAO</text:p>
                            </text:list-item>
                            <text:list-item>
                              <text:p text:style-name="P14">iptables -A FORWARD -p tcp -s $LOCAL -d $AUTENTICACAO --dport 56000 -j ACCEPT</text:p>
                            </text:list-item>
                            <text:list-item>
                              <text:p text:style-name="P14">iptables -A FORWARD -p tcp -s $AUTENTICACAO -d $LOCAL --sport 22 -j ACCEPT</text:p>
                            </text:list-item>
                            <text:list-item>
                              <text:p text:style-name="P14">iptables -t nat -A PREROUTING -p tcp -s $LOCAL -d $SSH --dport 56000 -j DNAT --to $AUTENTICACAO:22</text:p>
                            </text:list-item>
                            <text:list-item>
                              <text:p text:style-name="P14">iptables -A OUTPUT -p tcp -s $GATEWAY -d $AUTENTICACAO --dport 389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7.0 - SAMBA</text:p>
                            </text:list-item>
                            <text:list-item>
                              <text:p text:style-name="P14">iptables -A FORWARD -p tcp -s $LOCAL -d $SAMBA --dport 57000 -j ACCEPT</text:p>
                            </text:list-item>
                            <text:list-item>
                              <text:p text:style-name="P14">iptables -A FORWARD -p tcp -s $SAMBA -d $LOCAL --sport 22 -j ACCEPT</text:p>
                            </text:list-item>
                            <text:list-item>
                              <text:p text:style-name="P14">iptables -t nat -A PREROUTING -p tcp -s $LOCAL -d $SSH --dport 57000 -j DNAT --to $SAMBA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8.0 - EMAIL</text:p>
                            </text:list-item>
                            <text:list-item>
                              <text:p text:style-name="P14">iptables -A FORWARD -p tcp -s $LOCAL -d $EMAIL --dport 58000 -j ACCEPT</text:p>
                            </text:list-item>
                            <text:list-item>
                              <text:p text:style-name="P14">iptables -A FORWARD -p tcp -s $EMAIL -d $LOCAL --sport 22 -j ACCEPT</text:p>
                            </text:list-item>
                            <text:list-item>
                              <text:p text:style-name="P14"><text:soft-page-break/>iptables -t nat -A PREROUTING -p tcp -s $LOCAL -d $SSH --dport 58000 -j DNAT --to $EMAIL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EMail</text:p>
                            </text:list-item>
                            <text:list-item>
                              <text:p text:style-name="P14">for MAIL in 25 110 143 587 993 995</text:p>
                            </text:list-item>
                            <text:list-item>
                              <text:p text:style-name="P14">do</text:p>
                            </text:list-item>
                            <text:list-item>
                              <text:p text:style-name="P14"><text:s text:c="2"/>iptables -t nat -A PREROUTING -p tcp -s $ALL -d $SSH2 --dport $MAIL -j DNAT --to $EMAIL:$MAIL</text:p>
                            </text:list-item>
                            <text:list-item>
                              <text:p text:style-name="P14">don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Tranforme os arquivos em executaveis;</text:p>
                      <text:list>
                        <text:list-item>
                          <text:p text:style-name="P14">chmod +x firewall regras</text:p>
                        </text:list-item>
                      </text:list>
                    </text:list-item>
                    <text:list-item>
                      <text:p text:style-name="P13">Instale o iptables;</text:p>
                      <text:list>
                        <text:list-item>
                          <text:p text:style-name="P13">sudo apt install iptables</text:p>
                        </text:list-item>
                      </text:list>
                    </text:list-item>
                    <text:list-item>
                      <text:p text:style-name="P13">Automatize execução do firewall quando ligar o linux;</text:p>
                      <text:list>
                        <text:list-item>
                          <text:p text:style-name="P13">aluno@gateway:~/firewall$ sudo ln -s /home/aluno/firewall/firewall /etc/init.d</text:p>
                        </text:list-item>
                        <text:list-item>
                          <text:p text:style-name="P13">aluno@gateway:~/firewall$ sudo update-rc.d firewall defaults 3</text:p>
                        </text:list-item>
                      </text:list>
                    </text:list-item>
                    <text:list-item>
                      <text:p text:style-name="P14">Execute o firewall;</text:p>
                      <text:list>
                        <text:list-item>
                          <text:p text:style-name="P14">sudo ./firewall start</text:p>
                        </text:list-item>
                      </text:list>
                    </text:list-item>
                    <text:list-item>
                      <text:p text:style-name="P14">verifique as regras:</text:p>
                      <text:list>
                        <text:list-item>
                          <text:p text:style-name="P14">sudo iptables –list</text:p>
                        </text:list-item>
                      </text:list>
                    </text:list-item>
                    <text:list-item>
                      <text:p text:style-name="P15">Teste se automatização funcionou;</text:p>
                    </text:list-item>
                    <text:list-item>
                      <text:p text:style-name="P16">Crie o Snapshot;</text:p>
                      <text:list>
                        <text:list-item>
                          <text:p text:style-name="P15"><text:s/>Concluida ciração da rede e firewall</text:p>
                        </text:list-item>
                      </text:list>
                    </text:list-item>
                  </text:list>
                </text:list-item>
                <text:list-item>
                  <text:p text:style-name="P17">Configurar o DHCP;</text:p>
                  <text:list>
                    <text:list-item>
                      <text:p text:style-name="P18"><text:span text:style-name="T5">Acesse: ssh -p 51000 </text:span><text:a xlink:type="simple" xlink:href="mailto:aluno@200.50.100.2" text:style-name="Internet_20_link" text:visited-style-name="Visited_20_Internet_20_Link"><text:span text:style-name="T5">aluno@200.50.100.2</text:span></text:a><text:span text:style-name="T5">;</text:span></text:p>
                    </text:list-item>
                    <text:list-item>
                      <text:p text:style-name="P17">Instale e cnfigure o servidor DHCP:</text:p>
                      <text:list>
                        <text:list-item>
                          <text:p text:style-name="P17"><text:soft-page-break/><text:s/>sudo apt update &amp;&amp; sudo apt install isc-dhcp-server -y;</text:p>
                        </text:list-item>
                        <text:list-item>
                          <text:p text:style-name="P17"><text:s/>Configure o arquivo /etc/default/isc-dhcp-server:</text:p>
                        </text:list-item>
                        <text:list-item>
                          <text:p text:style-name="P17"><text:s/>sudo nano /etc/default/isc-dhcp-server</text:p>
                          <text:list>
                            <text:list-item>
                              <text:p text:style-name="P17">INTERFACESv4="enp0s9"</text:p>
                            </text:list-item>
                          </text:list>
                        </text:list-item>
                        <text:list-item>
                          <text:p text:style-name="P19"><text:s/>sudo nano /etc/dhcp/dhcpd.conf</text:p>
                        </text:list-item>
                        <text:list-item>
                          <text:p text:style-name="P19"><text:s/>subnet 172.16.100.0 netmask 255.255.255.0 {</text:p>
                        </text:list-item>
                        <text:list-item>
                          <text:p text:style-name="P19"><text:s text:c="2"/>range 172.16.100.50 172.16.100.250;</text:p>
                        </text:list-item>
                        <text:list-item>
                          <text:p text:style-name="P19"><text:s text:c="2"/>option domain-name-servers 8.8.8.8, 172.16.100.2, 172.16.100.3;</text:p>
                        </text:list-item>
                        <text:list-item>
                          <text:p text:style-name="P19"><text:s text:c="2"/>option domain-name "lab.lan";</text:p>
                        </text:list-item>
                        <text:list-item>
                          <text:p text:style-name="P19"><text:s text:c="2"/>option routers 172.16.100.1;</text:p>
                        </text:list-item>
                        <text:list-item>
                          <text:p text:style-name="P19"><text:s text:c="2"/>option broadcast-address 172.16.100.255;</text:p>
                        </text:list-item>
                        <text:list-item>
                          <text:p text:style-name="P19"><text:s text:c="2"/>default-lease-time 600;</text:p>
                        </text:list-item>
                        <text:list-item>
                          <text:p text:style-name="P19"><text:s text:c="2"/>max-lease-time 7200;</text:p>
                        </text:list-item>
                        <text:list-item>
                          <text:p text:style-name="P19">}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/><text:span text:style-name="T2">Criar o UBUNTU;</text:span></text:p>
              <text:list>
                <text:list-item>
                  <text:p text:style-name="P20">Adaptador 1: Rede Interna SRC1;</text:p>
                  <text:list>
                    <text:list-item>
                      <text:p text:style-name="P20">Configuração de IP <text:span text:style-name="T6">via dchp</text:span>:</text:p>
                    </text:list-item>
                  </text:list>
                </text:list-item>
                <text:list-item>
                  <text:p text:style-name="P21">sudo nano /etc/systemd/resolved.conf</text:p>
                </text:list-item>
                <text:list-item>
                  <text:p text:style-name="P21">[Resolve]</text:p>
                </text:list-item>
                <text:list-item>
                  <text:p text:style-name="P21">DNS=172.16.100.2 172.16.100.3 8.8.8.8</text:p>
                </text:list-item>
                <text:list-item>
                  <text:p text:style-name="P21">Domains=lab.lan</text:p>
                </text:list-item>
                <text:list-item>
                  <text:p text:style-name="P22">sudo rm etc/resolved.conf</text:p>
                </text:list-item>
                <text:list-item>
                  <text:p text:style-name="P22">reboot</text:p>
                  <text:list>
                    <text:list-item>
                      <text:p text:style-name="P23">test<text:span text:style-name="T7">a internet;</text:span></text:p>
                      <text:list>
                        <text:list-item>
                          <text:p text:style-name="P24">verifique o ip testa internet a ping lab.lan e ping para o gateway</text:p>
                        </text:list-item>
                        <text:list-item>
                          <text:p text:style-name="P24">deslique</text:p>
                        </text:list-item>
                        <text:list-item>
                          <text:p text:style-name="P24"><text:soft-page-break/>snapsho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/>Criar o DNS1;</text:p>
              <text:list>
                <text:list-item>
                  <text:p text:style-name="P15">ubuntu server cli</text:p>
                </text:list-item>
                <text:list-item>
                  <text:p text:style-name="P8">Adaptador 1: Rede Interna <text:span text:style-name="T8">{mesma do gateway}</text:span></text:p>
                </text:list-item>
                <text:list-item>
                  <text:p text:style-name="P25">Configuração de IP fixo:</text:p>
                  <text:list>
                    <text:list-item>
                      <text:p text:style-name="P8">Edite o arquivo /etc/netplan/50-cloud-init.yaml:</text:p>
                      <text:list>
                        <text:list-item>
                          <text:p text:style-name="P8">network:</text:p>
                        </text:list-item>
                        <text:list-item>
                          <text:p text:style-name="P8"><text:s text:c="4"/>version: 2</text:p>
                        </text:list-item>
                        <text:list-item>
                          <text:p text:style-name="P8"><text:s text:c="4"/>ethernets:</text:p>
                        </text:list-item>
                        <text:list-item>
                          <text:p text:style-name="P8"><text:s text:c="8"/>enp0s3:</text:p>
                        </text:list-item>
                        <text:list-item>
                          <text:p text:style-name="P8"><text:s text:c="12"/>dhcp4: false</text:p>
                        </text:list-item>
                        <text:list-item>
                          <text:p text:style-name="P8"><text:s text:c="12"/>addresses:</text:p>
                        </text:list-item>
                        <text:list-item>
                          <text:p text:style-name="P8"><text:s text:c="12"/>- 172.16.100.2/24</text:p>
                        </text:list-item>
                        <text:list-item>
                          <text:p text:style-name="P8"><text:s text:c="12"/>nameservers:</text:p>
                        </text:list-item>
                        <text:list-item>
                          <text:p text:style-name="P8"><text:s text:c="16"/>addresses:</text:p>
                        </text:list-item>
                        <text:list-item>
                          <text:p text:style-name="P8"><text:s text:c="16"/>- 8.8.8.8</text:p>
                        </text:list-item>
                        <text:list-item>
                          <text:p text:style-name="P8"><text:s text:c="16"/>search:</text:p>
                        </text:list-item>
                        <text:list-item>
                          <text:p text:style-name="P8"><text:s text:c="16"/>- lab.lan</text:p>
                        </text:list-item>
                        <text:list-item>
                          <text:p text:style-name="P8"><text:s text:c="12"/>routes:</text:p>
                        </text:list-item>
                        <text:list-item>
                          <text:p text:style-name="P8"><text:s text:c="12"/>- <text:s/>to: default</text:p>
                        </text:list-item>
                        <text:list-item>
                          <text:p text:style-name="P8"><text:s text:c="15"/>via: 172.16.100.1</text:p>
                        </text:list-item>
                      </text:list>
                    </text:list-item>
                    <text:list-item>
                      <text:p text:style-name="P26">sudo netplan apply;</text:p>
                    </text:list-item>
                  </text:list>
                </text:list-item>
                <text:list-item>
                  <text:p text:style-name="P8">Atualize o sistema:</text:p>
                </text:list-item>
                <text:list-item>
                  <text:p text:style-name="P26">Snapshot por ter concluída a parte da rede</text:p>
                </text:list-item>
                <text:list-item>
                  <text:p text:style-name="P8">Configuração do resolv.conf: sudo nano /etc/resolv.conf &gt; nameserver 8.8.8.8</text:p>
                </text:list-item>
                <text:list-item>
                  <text:p text:style-name="P8">sudo apt update &amp;&amp; sudo apt upgrade -y</text:p>
                </text:list-item>
                <text:list-item>
                  <text:p text:style-name="P8">sudo apt install bind9</text:p>
                </text:list-item>
                <text:list-item>
                  <text:p text:style-name="P27">ss -ntpl</text:p>
                </text:list-item>
                <text:list-item>
                  <text:p text:style-name="P8">cd /etc/bind</text:p>
                </text:list-item>
                <text:list-item>
                  <text:p text:style-name="P8">sudo nano named.conf.default-zones</text:p>
                </text:list-item>
                <text:list-item>
                  <text:p text:style-name="P8">zone "laboratorio.lan" {</text:p>
                </text:list-item>
                <text:list-item>
                  <text:p text:style-name="P8"><text:s text:c="8"/>type master;</text:p>
                </text:list-item>
                <text:list-item>
                  <text:p text:style-name="P8"><text:s text:c="8"/>file "/etc/bind/ifro/lab.db";</text:p>
                </text:list-item>
                <text:list-item>
                  <text:p text:style-name="P8">};</text:p>
                </text:list-item>
                <text:list-item>
                  <text:p text:style-name="P8"/>
                </text:list-item>
                <text:list-item>
                  <text:p text:style-name="P8">zone "100.16.172.in-addr.arp" {</text:p>
                </text:list-item>
                <text:list-item>
                  <text:p text:style-name="P8"><text:s text:c="8"/>type master;</text:p>
                </text:list-item>
                <text:list-item>
                  <text:p text:style-name="P8"><text:s text:c="8"/>file "/etc/bind/ifro/lab.rev";</text:p>
                </text:list-item>
                <text:list-item>
                  <text:p text:style-name="P8">};</text:p>
                </text:list-item>
                <text:list-item>
                  <text:p text:style-name="P8">sudo mkdir ifro</text:p>
                </text:list-item>
                <text:list-item>
                  <text:p text:style-name="P8">sudo cp db.127 ifro/</text:p>
                </text:list-item>
                <text:list-item>
                  <text:p text:style-name="P8">sudo cp db.local ifro/</text:p>
                </text:list-item>
                <text:list-item>
                  <text:p text:style-name="P8">sudo mv ifro/db.127 ifro/lab.rev</text:p>
                </text:list-item>
                <text:list-item>
                  <text:p text:style-name="P8">sudo mv ifro/db.local ifro/lab.db</text:p>
                </text:list-item>
                <text:list-item>
                  <text:p text:style-name="P8">sudo nano ifro/lab.db</text:p>
                </text:list-item>
                <text:list-item>
                  <text:p text:style-name="P8">;</text:p>
                </text:list-item>
                <text:list-item>
                  <text:p text:style-name="P8">; BIND data file for local loopback interface</text:p>
                </text:list-item>
                <text:list-item>
                  <text:p text:style-name="P8">;</text:p>
                </text:list-item>
                <text:list-item>
                  <text:p text:style-name="P8">$TTL <text:s text:c="3"/>604800</text:p>
                </text:list-item>
                <text:list-item>
                  <text:p text:style-name="P8">@ <text:s text:c="6"/>IN <text:s text:c="5"/>SOA <text:s text:c="4"/>laboratorio.lan. root.laboratorio.lan. (</text:p>
                </text:list-item>
                <text:list-item>
                  <text:p text:style-name="P8"><text:s text:c="29"/>1 <text:s text:c="8"/>; Serial</text:p>
                </text:list-item>
                <text:list-item>
                  <text:p text:style-name="P8"><text:s text:c="24"/>604800 <text:s text:c="8"/>; Refresh</text:p>
                </text:list-item>
                <text:list-item>
                  <text:p text:style-name="P8"><text:s text:c="25"/>86400 <text:s text:c="8"/>; Retry</text:p>
                </text:list-item>
                <text:list-item>
                  <text:p text:style-name="P8"><text:s text:c="23"/>2419200 <text:s text:c="8"/>; Expire</text:p>
                </text:list-item>
                <text:list-item>
                  <text:p text:style-name="P8"><text:soft-page-break/><text:s text:c="24"/>604800 ) <text:s text:c="6"/>; Negative Cache TTL</text:p>
                </text:list-item>
                <text:list-item>
                  <text:p text:style-name="P8">;</text:p>
                </text:list-item>
                <text:list-item>
                  <text:p text:style-name="P8">@ <text:s text:c="6"/>IN <text:s text:c="5"/>NS <text:s text:c="5"/>laboratorio.lan.</text:p>
                </text:list-item>
                <text:list-item>
                  <text:p text:style-name="P8">@ <text:s text:c="6"/>IN <text:s text:c="5"/>A <text:s text:c="6"/>172.16.100.2</text:p>
                </text:list-item>
                <text:list-item>
                  <text:p text:style-name="P8">ns <text:s text:c="5"/>IN <text:s text:c="5"/>A <text:s text:c="6"/>172.16.100.2</text:p>
                </text:list-item>
                <text:list-item>
                  <text:p text:style-name="P8">web <text:s text:c="4"/>IN <text:s text:c="5"/>A <text:s text:c="6"/>172.16.100.4</text:p>
                </text:list-item>
                <text:list-item>
                  <text:p text:style-name="P8">www <text:s text:c="4"/>IN <text:s text:c="5"/>CNAME <text:s text:c="2"/>web.laboratorio.lan.</text:p>
                </text:list-item>
                <text:list-item>
                  <text:p text:style-name="P8">dns1 <text:s text:c="3"/>IN <text:s text:c="5"/>CNAME <text:s text:c="2"/>ns.laboratorio.lan.</text:p>
                </text:list-item>
                <text:list-item>
                  <text:p text:style-name="P8">sudo nano ifro/lab.rev</text:p>
                </text:list-item>
                <text:list-item>
                  <text:p text:style-name="P8">;</text:p>
                </text:list-item>
                <text:list-item>
                  <text:p text:style-name="P8">; BIND reverse data file for local loopback interface</text:p>
                </text:list-item>
                <text:list-item>
                  <text:p text:style-name="P8">;</text:p>
                </text:list-item>
                <text:list-item>
                  <text:p text:style-name="P8">$TTL <text:s text:c="3"/>604800</text:p>
                </text:list-item>
                <text:list-item>
                  <text:p text:style-name="P8">@ <text:s text:c="6"/>IN <text:s text:c="5"/>SOA <text:s text:c="4"/>laboratorio.lan. root.laboratorio.lan. (</text:p>
                </text:list-item>
                <text:list-item>
                  <text:p text:style-name="P8"><text:s text:c="29"/>1 <text:s text:c="8"/>; Serial</text:p>
                </text:list-item>
                <text:list-item>
                  <text:p text:style-name="P8"><text:s text:c="24"/>604800 <text:s text:c="8"/>; Refresh</text:p>
                </text:list-item>
                <text:list-item>
                  <text:p text:style-name="P8"><text:s text:c="25"/>86400 <text:s text:c="8"/>; Retry</text:p>
                </text:list-item>
                <text:list-item>
                  <text:p text:style-name="P8"><text:s text:c="23"/>2419200 <text:s text:c="8"/>; Expire</text:p>
                </text:list-item>
                <text:list-item>
                  <text:p text:style-name="P8"><text:s text:c="24"/>604800 ) <text:s text:c="6"/>; Negative Cache TTL</text:p>
                </text:list-item>
                <text:list-item>
                  <text:p text:style-name="P8">;</text:p>
                </text:list-item>
                <text:list-item>
                  <text:p text:style-name="P8">@ <text:s text:c="6"/>IN <text:s text:c="5"/>NS <text:s text:c="5"/>laboratorio.lan.</text:p>
                </text:list-item>
                <text:list-item>
                  <text:p text:style-name="P8">2 <text:s text:c="6"/>IN <text:s text:c="5"/>PTR <text:s text:c="4"/>laboratorio.lan.</text:p>
                </text:list-item>
                <text:list-item>
                  <text:p text:style-name="P8">4 <text:s text:c="6"/>IN <text:s text:c="5"/>PTR <text:s text:c="4"/>web.laboratorio.lan.</text:p>
                </text:list-item>
                <text:list-item>
                  <text:p text:style-name="P8">sudo named-checkconf</text:p>
                </text:list-item>
                <text:list-item>
                  <text:p text:style-name="P8">sudo named-checkzone laboratorio.lan ifro/lab.db</text:p>
                </text:list-item>
                <text:list-item>
                  <text:p text:style-name="P8">sudo named-checkzone 100.16.172.in-addr.arp ifro/lab.rev</text:p>
                </text:list-item>
                <text:list-item>
                  <text:p text:style-name="P8">sudo nano /etc/systemd/resolved.conf</text:p>
                </text:list-item>
                <text:list-item>
                  <text:p text:style-name="P8">[Resolve]</text:p>
                </text:list-item>
                <text:list-item>
                  <text:p text:style-name="P8"><text:soft-page-break/>DNS=172.16.100.2 172.16.100.3 8.8.8.8</text:p>
                </text:list-item>
                <text:list-item>
                  <text:p text:style-name="P8">Domains=lab.lan</text:p>
                </text:list-item>
                <text:list-item>
                  <text:p text:style-name="P8">sudo systemctl restart bind9</text:p>
                </text:list-item>
                <text:list-item>
                  <text:p text:style-name="P8">sudo systemctl status bind9</text:p>
                </text:list-item>
                <text:list-item>
                  <text:p text:style-name="P8">ping lab.lan</text:p>
                </text:list-item>
              </text:list>
            </text:list-item>
            <text:list-item>
              <text:p text:style-name="P8"><text:s/>Criar o DNS2;</text:p>
              <text:list>
                <text:list-item>
                  <text:p text:style-name="P28">Criar um clone linkado</text:p>
                </text:list-item>
                <text:list-item>
                  <text:p text:style-name="P28">Gerar novos endereços MAC para todas placas de rede</text:p>
                </text:list-item>
                <text:list-item>
                  <text:p text:style-name="P29">Acessa a máquina via virtual box ( não ssh )</text:p>
                </text:list-item>
                <text:list-item>
                  <text:p text:style-name="P11">Defina o hostname:</text:p>
                  <text:list>
                    <text:list-item>
                      <text:p text:style-name="P29">sudo hostnamectl set-hostname dns2</text:p>
                    </text:list-item>
                  </text:list>
                </text:list-item>
                <text:list-item>
                  <text:p text:style-name="P11">Configuração de IP fixo:</text:p>
                  <text:list>
                    <text:list-item>
                      <text:p text:style-name="P11">Edite o arquivo /etc/netplan/50-cloud-init.yaml com o seguinte conteúdo:</text:p>
                      <text:list>
                        <text:list-item>
                          <text:p text:style-name="P11">network:</text:p>
                        </text:list-item>
                        <text:list-item>
                          <text:p text:style-name="P11"><text:s text:c="4"/>version: 2</text:p>
                        </text:list-item>
                        <text:list-item>
                          <text:p text:style-name="P11"><text:s text:c="4"/>ethernets:</text:p>
                        </text:list-item>
                        <text:list-item>
                          <text:p text:style-name="P11"><text:s text:c="8"/>enp0s3:</text:p>
                        </text:list-item>
                        <text:list-item>
                          <text:p text:style-name="P11"><text:s text:c="12"/>dhcp4: false</text:p>
                        </text:list-item>
                        <text:list-item>
                          <text:p text:style-name="P11"><text:s text:c="12"/>addresses:</text:p>
                        </text:list-item>
                        <text:list-item>
                          <text:p text:style-name="P11"><text:s text:c="12"/>- 172.16.100.<text:span text:style-name="T9">3</text:span>/24</text:p>
                        </text:list-item>
                        <text:list-item>
                          <text:p text:style-name="P11"><text:s text:c="12"/>nameservers:</text:p>
                        </text:list-item>
                        <text:list-item>
                          <text:p text:style-name="P11"><text:s text:c="16"/>addresses:</text:p>
                        </text:list-item>
                        <text:list-item>
                          <text:p text:style-name="P11"><text:s text:c="16"/>- 8.8.8.8</text:p>
                        </text:list-item>
                        <text:list-item>
                          <text:p text:style-name="P11"><text:s text:c="16"/>search:</text:p>
                        </text:list-item>
                        <text:list-item>
                          <text:p text:style-name="P11"><text:s text:c="16"/>- lab.lan</text:p>
                        </text:list-item>
                        <text:list-item>
                          <text:p text:style-name="P11"><text:s text:c="12"/>routes:</text:p>
                        </text:list-item>
                        <text:list-item>
                          <text:p text:style-name="P11"><text:s text:c="12"/>- <text:s/>to: default</text:p>
                        </text:list-item>
                        <text:list-item>
                          <text:p text:style-name="P11"><text:soft-page-break/><text:s text:c="15"/>via: 172.16.100.1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9">reboot</text:span>:</text:p>
                </text:list-item>
                <text:list-item>
                  <text:p text:style-name="P29">verifique o ip testa internet a ping lab.lan e ping para o gateway</text:p>
                </text:list-item>
                <text:list-item>
                  <text:p text:style-name="P29">deslique</text:p>
                </text:list-item>
                <text:list-item>
                  <text:p text:style-name="P29">snapshot</text:p>
                </text:list-item>
              </text:list>
            </text:list-item>
            <text:list-item>
              <text:p text:style-name="P30"><text:s/>Criar o WEB;</text:p>
              <text:list>
                <text:list-item>
                  <text:p text:style-name="P29">ubuntu server</text:p>
                </text:list-item>
                <text:list-item>
                  <text:p text:style-name="P11">Adaptador 1: Rede Interna SRC1</text:p>
                  <text:list>
                    <text:list-item>
                      <text:p text:style-name="P11">Configuração de IP fixo:</text:p>
                      <text:list>
                        <text:list-item>
                          <text:p text:style-name="P11">Edite o arquivo /etc/netplan/50-cloud-init.yaml:</text:p>
                        </text:list-item>
                        <text:list-item>
                          <text:p text:style-name="P31">network:</text:p>
                        </text:list-item>
                        <text:list-item>
                          <text:p text:style-name="P31"><text:s text:c="4"/>version: 2</text:p>
                        </text:list-item>
                        <text:list-item>
                          <text:p text:style-name="P31"><text:s text:c="4"/>ethernets:</text:p>
                        </text:list-item>
                        <text:list-item>
                          <text:p text:style-name="P31"><text:s text:c="8"/>enp0s3:</text:p>
                        </text:list-item>
                        <text:list-item>
                          <text:p text:style-name="P31"><text:s text:c="12"/>dhcp4: false</text:p>
                        </text:list-item>
                        <text:list-item>
                          <text:p text:style-name="P31"><text:s text:c="12"/>addresses:</text:p>
                        </text:list-item>
                        <text:list-item>
                          <text:p text:style-name="P31"><text:s text:c="12"/>- 172.16.100.<text:span text:style-name="T9">3</text:span>/24</text:p>
                        </text:list-item>
                        <text:list-item>
                          <text:p text:style-name="P31"><text:s text:c="12"/>nameservers:</text:p>
                        </text:list-item>
                        <text:list-item>
                          <text:p text:style-name="P31"><text:s text:c="16"/>addresses:</text:p>
                        </text:list-item>
                        <text:list-item>
                          <text:p text:style-name="P31"><text:s text:c="16"/>- 8.8.8.8</text:p>
                        </text:list-item>
                        <text:list-item>
                          <text:p text:style-name="P31"><text:s text:c="16"/>search:</text:p>
                        </text:list-item>
                        <text:list-item>
                          <text:p text:style-name="P31"><text:s text:c="16"/>- lab.lan</text:p>
                        </text:list-item>
                        <text:list-item>
                          <text:p text:style-name="P31"><text:s text:c="12"/>routes:</text:p>
                        </text:list-item>
                        <text:list-item>
                          <text:p text:style-name="P31"><text:s text:c="12"/>- <text:s/>to: default</text:p>
                        </text:list-item>
                        <text:list-item>
                          <text:p text:style-name="P31"><text:s text:c="15"/>via: 172.16.100.1</text:p>
                        </text:list-item>
                      </text:list>
                    </text:list-item>
                  </text:list>
                </text:list-item>
                <text:list-item>
                  <text:p text:style-name="P32">sudo nano /etc/systemd/resolved.conf</text:p>
                </text:list-item>
                <text:list-item>
                  <text:p text:style-name="P32">[Resolve]</text:p>
                </text:list-item>
                <text:list-item>
                  <text:p text:style-name="P32">DNS=172.16.100.2 172.16.100.3 8.8.8.8</text:p>
                </text:list-item>
                <text:list-item>
                  <text:p text:style-name="P32"><text:soft-page-break/>Domains=lab.lan</text:p>
                </text:list-item>
                <text:list-item>
                  <text:p text:style-name="P31"><text:span text:style-name="T9">reboot</text:span>:</text:p>
                </text:list-item>
                <text:list-item>
                  <text:p text:style-name="P33">verifique o ip testa internet a ping lab.lan e ping para o gateway</text:p>
                </text:list-item>
                <text:list-item>
                  <text:p text:style-name="P33">deslique</text:p>
                </text:list-item>
                <text:list-item>
                  <text:p text:style-name="P33">snapshot</text:p>
                </text:list-item>
              </text:list>
            </text:list-item>
          </text:list>
        </text:list-item>
        <text:list-item>
          <text:p text:style-name="P34">Configurar o APACHE;</text:p>
          <text:list>
            <text:list-item>
              <text:p text:style-name="P35">Configura o APACHE na máquina WEB;</text:p>
            </text:list-item>
            <text:list-item>
              <text:p text:style-name="P34"><text:s/>sudo apt update &amp;&amp; sudo apt upgrade -y</text:p>
            </text:list-item>
            <text:list-item>
              <text:p text:style-name="P34"><text:s/>sudo apt install apache2 -y;</text:p>
            </text:list-item>
            <text:list-item>
              <text:p text:style-name="P34"><text:s/>sudo a2enmod ssl;</text:p>
            </text:list-item>
            <text:list-item>
              <text:p text:style-name="P34"><text:s/>sudo a2enmod rewrite;</text:p>
            </text:list-item>
            <text:list-item>
              <text:p text:style-name="P34"><text:s/>sudo systemctl restart apache2;</text:p>
            </text:list-item>
            <text:list-item>
              <text:p text:style-name="P34"><text:s/>sudo apt install php -<text:span text:style-name="T10">y</text:span></text:p>
            </text:list-item>
            <text:list-item>
              <text:p text:style-name="P34"><text:s/>sudo nano /var/www/html/index.php:</text:p>
              <text:list>
                <text:list-item>
                  <text:p text:style-name="P34">&lt;?php phpinfo(); ?&gt;</text:p>
                </text:list-item>
              </text:list>
            </text:list-item>
            <text:list-item>
              <text:p text:style-name="P34"><text:s/>sudo nano /etc/apache2/apache2.conf</text:p>
              <text:list>
                <text:list-item>
                  <text:p text:style-name="P34">&lt;Directory /srv/&gt;</text:p>
                </text:list-item>
                <text:list-item>
                  <text:p text:style-name="P34"><text:s text:c="4"/>Options Indexes FollowSymLinks</text:p>
                </text:list-item>
                <text:list-item>
                  <text:p text:style-name="P34"><text:s text:c="4"/>AllowOverride None</text:p>
                </text:list-item>
                <text:list-item>
                  <text:p text:style-name="P34"><text:s text:c="4"/>Require all granted</text:p>
                </text:list-item>
                <text:list-item>
                  <text:p text:style-name="P34">&lt;/Directory&gt;</text:p>
                </text:list-item>
              </text:list>
            </text:list-item>
            <text:list-item>
              <text:p text:style-name="P34">cd /etc/apache2/sites-available/</text:p>
            </text:list-item>
            <text:list-item>
              <text:p text:style-name="P34">sudo nano web.lab.conf</text:p>
              <text:list>
                <text:list-item>
                  <text:p text:style-name="P34">&lt;VirtualHost *:80&gt;</text:p>
                </text:list-item>
                <text:list-item>
                  <text:p text:style-name="P34"><text:s text:c="4"/>ServerAdmin meuemail@email.com</text:p>
                </text:list-item>
                <text:list-item>
                  <text:p text:style-name="P34"><text:s text:c="4"/>ServerName lab.lan</text:p>
                </text:list-item>
                <text:list-item>
                  <text:p text:style-name="P34"><text:s text:c="4"/>ServerAlias web.lab.lan</text:p>
                </text:list-item>
                <text:list-item>
                  <text:p text:style-name="P34"><text:s text:c="4"/>DocumentRoot /srv/lab/web</text:p>
                </text:list-item>
                <text:list-item>
                  <text:p text:style-name="P34"><text:soft-page-break/><text:s text:c="4"/>ErrorLog ${APACHE_LOG_DIR}/web_error.log</text:p>
                </text:list-item>
                <text:list-item>
                  <text:p text:style-name="P34"><text:s text:c="4"/>CustomLog ${APACHE_LOG_DIR}/web_access.log combined</text:p>
                </text:list-item>
                <text:list-item>
                  <text:p text:style-name="P34">&lt;/VirtualHost&gt;</text:p>
                </text:list-item>
              </text:list>
            </text:list-item>
            <text:list-item>
              <text:p text:style-name="P34">sudo mkdir -p /srv/lab/web</text:p>
            </text:list-item>
            <text:list-item>
              <text:p text:style-name="P34">sudo nano /srv/lab/web/index.php</text:p>
              <text:list>
                <text:list-item>
                  <text:p text:style-name="P34">&lt;?php</text:p>
                </text:list-item>
                <text:list-item>
                  <text:p text:style-name="P34"><text:s text:c="4"/>echo getcwd() . "\n";</text:p>
                </text:list-item>
                <text:list-item>
                  <text:p text:style-name="P34"><text:s text:c="4"/>chdir('cvs');</text:p>
                </text:list-item>
                <text:list-item>
                  <text:p text:style-name="P34">?&gt;</text:p>
                </text:list-item>
              </text:list>
            </text:list-item>
            <text:list-item>
              <text:p text:style-name="P34">sudo a2ensite web.lab.conf</text:p>
            </text:list-item>
            <text:list-item>
              <text:p text:style-name="P34">sudo systemctl reload apache2</text:p>
            </text:list-item>
          </text:list>
        </text:list-item>
        <text:list-item>
          <text:p text:style-name="P36">Configurar o SSL/<text:span text:style-name="T11">HTTPS</text:span>;</text:p>
          <text:list>
            <text:list-item>
              <text:p text:style-name="P37"><text:s/>sudo apt install apache2</text:p>
            </text:list-item>
            <text:list-item>
              <text:p text:style-name="P37">sudo apt install openssl ssl-cert</text:p>
            </text:list-item>
            <text:list-item>
              <text:p text:style-name="P37">sudo a2enmod ssl</text:p>
            </text:list-item>
            <text:list-item>
              <text:p text:style-name="P37">sudo a2enmod rewrite</text:p>
            </text:list-item>
            <text:list-item>
              <text:p text:style-name="P37">sudo systemctl restart apache2</text:p>
            </text:list-item>
            <text:list-item>
              <text:p text:style-name="P37"><text:s/>sudo mkdir -p /etc/apache2/ssl</text:p>
            </text:list-item>
            <text:list-item>
              <text:p text:style-name="P37"><text:s/>openssl genrsa -out /etc/apache2/ssl/web.key 2048</text:p>
            </text:list-item>
            <text:list-item>
              <text:p text:style-name="P37"><text:s/>openssl req -new -key /etc/apache2/ssl/web.key -out /etc/apache2/ssl/web.csr</text:p>
              <text:list>
                <text:list-item>
                  <text:p text:style-name="P38"><text:span text:style-name="T5">Country Name (2 letter code): BR<text:line-break/>State or Province Name (full name): RO<text:line-break/>Locality Name (e.g., city): Ariquemes<text:line-break/>Organization Name (e.g., company): IFRO<text:line-break/>Organizational Unit Name (e.g., section): ADS<text:line-break/>Common Name (e.g., server FQDN or YOUR name): web.lab.lan (o nome do seu servidor)<text:line-break/>Email Address: </text:span><text:a xlink:type="simple" xlink:href="mailto:suporte@laboratorio.lan" text:style-name="Internet_20_link" text:visited-style-name="Visited_20_Internet_20_Link"><text:span text:style-name="T5">suporte@laboratorio.lan</text:span></text:a></text:p>
                </text:list-item>
              </text:list>
            </text:list-item>
            <text:list-item>
              <text:p text:style-name="P37"><text:soft-page-break/><text:s/>openssl x509 -req -days 365 -in /etc/apache2/ssl/web.csr -signkey /etc/apache2/ssl/web.key -out /etc/apache2/ssl/web.crt</text:p>
            </text:list-item>
            <text:list-item>
              <text:p text:style-name="P37">sudo chmod 600 /etc/apache2/ssl/web.key</text:p>
            </text:list-item>
            <text:list-item>
              <text:p text:style-name="P37">sudo chmod 600 /etc/apache2/ssl/web.csr</text:p>
            </text:list-item>
            <text:list-item>
              <text:p text:style-name="P37">cd /etc/apache2/sites-available/</text:p>
            </text:list-item>
            <text:list-item>
              <text:p text:style-name="P37">sudo nano web-ssl.conf</text:p>
              <text:list>
                <text:list-item>
                  <text:p text:style-name="P37">&lt;VirtualHost *:443&gt;</text:p>
                </text:list-item>
                <text:list-item>
                  <text:p text:style-name="P37"><text:s text:c="4"/>ServerAdmin suporte@laboratorio.lan</text:p>
                </text:list-item>
                <text:list-item>
                  <text:p text:style-name="P37"><text:s text:c="4"/>ServerName web.lab.lan:443</text:p>
                </text:list-item>
                <text:list-item>
                  <text:p text:style-name="P37"><text:s text:c="4"/>DocumentRoot /srv/lab/<text:span text:style-name="T12">web</text:span></text:p>
                </text:list-item>
                <text:list-item>
                  <text:p text:style-name="P37"><text:s text:c="4"/>ErrorLog ${APACHE_LOG_DIR}/web-error.log</text:p>
                </text:list-item>
                <text:list-item>
                  <text:p text:style-name="P37"><text:s text:c="4"/>CustomLog ${APACHE_LOG_DIR}/web.log combined</text:p>
                </text:list-item>
                <text:list-item>
                  <text:p text:style-name="P37"/>
                </text:list-item>
                <text:list-item>
                  <text:p text:style-name="P37"><text:s text:c="4"/>SSLEngine on</text:p>
                </text:list-item>
                <text:list-item>
                  <text:p text:style-name="P37"><text:s text:c="4"/>SSLCertificateFile /etc/apache2/ssl/web.crt</text:p>
                </text:list-item>
                <text:list-item>
                  <text:p text:style-name="P37"><text:s text:c="4"/>SSLCertificateKeyFile /etc/apache2/ssl/web.key</text:p>
                </text:list-item>
                <text:list-item>
                  <text:p text:style-name="P37">&lt;/VirtualHost&gt;</text:p>
                </text:list-item>
                <text:list-item>
                  <text:p text:style-name="P37"/>
                </text:list-item>
                <text:list-item>
                  <text:p text:style-name="P37">&lt;VirtualHost *:80&gt;</text:p>
                </text:list-item>
                <text:list-item>
                  <text:p text:style-name="P37"><text:s text:c="4"/>RewriteEngine on</text:p>
                </text:list-item>
                <text:list-item>
                  <text:p text:style-name="P37"><text:s text:c="4"/>ServerName web.lab.lan</text:p>
                </text:list-item>
                <text:list-item>
                  <text:p text:style-name="P37"><text:s text:c="4"/>Options FollowSymLinks</text:p>
                </text:list-item>
                <text:list-item>
                  <text:p text:style-name="P37"><text:s text:c="4"/>RewriteCond %{SERVER_PORT} 80</text:p>
                </text:list-item>
                <text:list-item>
                  <text:p text:style-name="P37"><text:s text:c="4"/>RewriteRule ^(.*)$ https://web.lab.lan/ [R,L]</text:p>
                </text:list-item>
                <text:list-item>
                  <text:p text:style-name="P37">&lt;/VirtualHost&gt;</text:p>
                </text:list-item>
              </text:list>
            </text:list-item>
            <text:list-item>
              <text:p text:style-name="P37">sudo a2ensite web-ssl.conf</text:p>
            </text:list-item>
            <text:list-item>
              <text:p text:style-name="P37">sudo systemctl restart apache2</text:p>
            </text:list-item>
            <text:list-item>
              <text:p text:style-name="P38"><text:span text:style-name="T5">ss -ntpl</text:span></text:p>
            </text:list-item>
          </text:list>
        </text:list-item>
        <text:list-item>
          <text:p text:style-name="P34"><text:soft-page-break/>Configurar o FTP;</text:p>
          <text:list>
            <text:list-item>
              <text:p text:style-name="P39"><text:s/><text:span text:style-name="T13">Configura</text:span><text:span text:style-name="T14">ções na máquina DNS1;</text:span></text:p>
              <text:list>
                <text:list-item>
                  <text:p text:style-name="P39">sudo nano /etc/bind/lab/lab.db</text:p>
                  <text:list>
                    <text:list-item>
                      <text:p text:style-name="P39">; BIND reverse data file for local loopback interface</text:p>
                    </text:list-item>
                    <text:list-item>
                      <text:p text:style-name="P39">;</text:p>
                    </text:list-item>
                    <text:list-item>
                      <text:p text:style-name="P39">$TTL <text:s text:c="3"/>604800</text:p>
                    </text:list-item>
                    <text:list-item>
                      <text:p text:style-name="P39">@ <text:s text:c="6"/>IN <text:s text:c="5"/>SOA <text:s text:c="4"/>lab.lan. root.lab.lan. (</text:p>
                    </text:list-item>
                    <text:list-item>
                      <text:p text:style-name="P39"><text:s text:c="30"/>1 <text:s text:c="8"/>; Serial</text:p>
                    </text:list-item>
                    <text:list-item>
                      <text:p text:style-name="P39"><text:s text:c="25"/>604800 <text:s text:c="8"/>; Refresh</text:p>
                    </text:list-item>
                    <text:list-item>
                      <text:p text:style-name="P39"><text:s text:c="26"/>86400 <text:s text:c="8"/>; Retry</text:p>
                    </text:list-item>
                    <text:list-item>
                      <text:p text:style-name="P39"><text:s text:c="24"/>2419200 <text:s text:c="8"/>; Expire</text:p>
                    </text:list-item>
                    <text:list-item>
                      <text:p text:style-name="P39"><text:s text:c="25"/>604800 ) <text:s text:c="6"/>; Negative Cache TTL</text:p>
                    </text:list-item>
                    <text:list-item>
                      <text:p text:style-name="P39">;</text:p>
                    </text:list-item>
                    <text:list-item>
                      <text:p text:style-name="P39">@ <text:s text:c="6"/>IN <text:s text:c="5"/>NS <text:s text:c="5"/>lab.lan.</text:p>
                    </text:list-item>
                    <text:list-item>
                      <text:p text:style-name="P39">@ <text:s text:c="6"/>IN <text:s text:c="5"/>A <text:s text:c="6"/>172.16.100.2</text:p>
                    </text:list-item>
                    <text:list-item>
                      <text:p text:style-name="P39">ns <text:s text:c="5"/>IN <text:s text:c="5"/>A <text:s text:c="6"/>172.16.100.2</text:p>
                    </text:list-item>
                    <text:list-item>
                      <text:p text:style-name="P39">web <text:s text:c="4"/>IN <text:s text:c="5"/>A <text:s text:c="6"/>172.16.100.4</text:p>
                    </text:list-item>
                    <text:list-item>
                      <text:p text:style-name="P39">ftp <text:s text:c="4"/>IN <text:s text:c="5"/>A <text:s text:c="6"/>172.16.100.4</text:p>
                    </text:list-item>
                    <text:list-item>
                      <text:p text:style-name="P39">www <text:s text:c="4"/>IN <text:s text:c="5"/>CNAME <text:s text:c="2"/>web.lab.lan.</text:p>
                    </text:list-item>
                    <text:list-item>
                      <text:p text:style-name="P39">dns1 <text:s text:c="3"/>IN <text:s text:c="5"/>CNAME <text:s text:c="2"/>ns.lab.lan.</text:p>
                    </text:list-item>
                  </text:list>
                </text:list-item>
                <text:list-item>
                  <text:p text:style-name="P39">sudo systemctl restart bind9</text:p>
                </text:list-item>
                <text:list-item>
                  <text:p text:style-name="P40"><text:span text:style-name="T5">dig </text:span><text:a xlink:type="simple" xlink:href="ftp://ftp.lab.lan/" text:style-name="Internet_20_link" text:visited-style-name="Visited_20_Internet_20_Link"><text:span text:style-name="T5">ftp.lab.lan</text:span></text:a></text:p>
                  <text:list>
                    <text:list-item>
                      <text:p text:style-name="P41">tem que retornar ip 172.16.100.4</text:p>
                    </text:list-item>
                  </text:list>
                </text:list-item>
              </text:list>
            </text:list-item>
            <text:list-item>
              <text:p text:style-name="P42"><text:s/>Configurações na máquina WEB;</text:p>
              <text:list>
                <text:list-item>
                  <text:p text:style-name="P42">sudo apt install proftpd</text:p>
                </text:list-item>
                <text:list-item>
                  <text:p text:style-name="P42">sudo mkdir -p /srv/lab/ftp</text:p>
                </text:list-item>
                <text:list-item>
                  <text:p text:style-name="P42">sudo chown aluno:aluno /srv/lab/ftp</text:p>
                </text:list-item>
                <text:list-item>
                  <text:p text:style-name="P42">sudo chmod 755 /srv/lab/ftp</text:p>
                </text:list-item>
                <text:list-item>
                  <text:p text:style-name="P42"><text:soft-page-break/>sudo nano /etc/proftpd/proftpd.conf</text:p>
                  <text:list>
                    <text:list-item>
                      <text:p text:style-name="P42">ServerName "LAB"</text:p>
                    </text:list-item>
                    <text:list-item>
                      <text:p text:style-name="P42">DefaultRoot /srv/lab/ftp</text:p>
                    </text:list-item>
                  </text:list>
                </text:list-item>
                <text:list-item>
                  <text:p text:style-name="P42">sudo systemctl restart proftpd</text:p>
                </text:list-item>
              </text:list>
            </text:list-item>
            <text:list-item>
              <text:p text:style-name="P42"><text:s/><text:span text:style-name="T15">Teste no ubuntu;</text:span></text:p>
              <text:list>
                <text:list-item>
                  <text:p text:style-name="P43">ftp ftp.lab.lan</text:p>
                </text:list-item>
              </text:list>
            </text:list-item>
          </text:list>
        </text:list-item>
        <text:list-item>
          <text:p text:style-name="P44">Configurar o NFS;</text:p>
          <text:list>
            <text:list-item>
              <text:p text:style-name="P44"><text:s/>Configurar o servidor NFS na máquina WEB;</text:p>
              <text:list>
                <text:list-item>
                  <text:p text:style-name="P44">sudo apt install nfs-kernel-server -y</text:p>
                </text:list-item>
                <text:list-item>
                  <text:p text:style-name="P44">sudo mkdir -p /srv/lab/docs</text:p>
                </text:list-item>
                <text:list-item>
                  <text:p text:style-name="P44">sudo chown nobody:nogroup /srv/lab/docs</text:p>
                </text:list-item>
                <text:list-item>
                  <text:p text:style-name="P44">sudo chmod 755 /srv/lab/docs</text:p>
                </text:list-item>
                <text:list-item>
                  <text:p text:style-name="P44">sudo nano /etc/exports</text:p>
                </text:list-item>
                <text:list-item>
                  <text:p text:style-name="P44">/srv/lab/docs 172.16.100.0/24(rw,no_root_squash,sync)</text:p>
                </text:list-item>
                <text:list-item>
                  <text:p text:style-name="P44">sudo systemctl restart nfs-kernel-server</text:p>
                </text:list-item>
                <text:list-item>
                  <text:p text:style-name="P44">sudo exportfs -v</text:p>
                </text:list-item>
              </text:list>
            </text:list-item>
            <text:list-item>
              <text:p text:style-name="P45"><text:s/>Configurar o servidor NFS na máquina <text:span text:style-name="T16">ubuntu</text:span>;</text:p>
              <text:list>
                <text:list-item>
                  <text:p text:style-name="P45">sudo apt update</text:p>
                </text:list-item>
                <text:list-item>
                  <text:p text:style-name="P45">sudo apt install nfs-common -y</text:p>
                </text:list-item>
                <text:list-item>
                  <text:p text:style-name="P46"><text:span text:style-name="Source_20_Text">sudo mkdir -p /</text:span><text:span text:style-name="Source_20_Text"><text:span text:style-name="T17">nfs/docs</text:span></text:span></text:p>
                </text:list-item>
                <text:list-item>
                  <text:p text:style-name="P47"><text:span text:style-name="Source_20_Text"><text:span text:style-name="T17">sudo mount 172.16.100.4:/srv/lab/docs /nfs/docs</text:span></text:span></text:p>
                </text:list-item>
                <text:list-item>
                  <text:p text:style-name="P47"><text:span text:style-name="Source_20_Text"><text:span text:style-name="T17">df -h</text:span></text:span></text:p>
                </text:list-item>
              </text:list>
            </text:list-item>
            <text:list-item>
              <text:p text:style-name="P47"><text:span text:style-name="Source_20_Text"><text:s/></text:span><text:span text:style-name="Source_20_Text"><text:span text:style-name="T17">Realize um teste</text:span></text:span></text:p>
            </text:list-item>
            <text:list-item>
              <text:p text:style-name="P47"><text:span text:style-name="Source_20_Text"><text:s/></text:span><text:span text:style-name="Source_20_Text"><text:span text:style-name="T17">Crie snpashot nas duas máuqiinas web e gubuntu</text:span></text:span></text:p>
            </text:list-item>
          </text:list>
        </text:list-item>
        <text:list-item>
          <text:p text:style-name="P44">Configurar o PROXY;</text:p>
          <text:list>
            <text:list-item>
              <text:p text:style-name="P44"><text:s/>Configurar o PROXY na máquina GAT<text:span text:style-name="T3">E</text:span>WAY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1:31:39.692000000</meta:creation-date>
    <dc:date>2025-01-17T18:39:44.930000000</dc:date>
    <meta:editing-duration>PT7H13M15S</meta:editing-duration>
    <meta:editing-cycles>31</meta:editing-cycles>
    <meta:generator>LibreOffice/24.8.4.2$Windows_X86_64 LibreOffice_project/bb3cfa12c7b1bf994ecc5649a80400d06cd71002</meta:generator>
    <meta:document-statistic meta:table-count="0" meta:image-count="0" meta:object-count="0" meta:page-count="21" meta:paragraph-count="528" meta:word-count="2607" meta:character-count="19470" meta:non-whitespace-character-count="16398"/>
  </office:meta>
</office:document-meta>
</file>